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Arial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Arial" fo:font-size="9pt" fo:language="en" fo:country="US" fo:font-style="normal" fo:font-weight="normal" style:language-asian="en" style:country-asian="US" style:font-name-complex="Arial" style:font-size-complex="5.09999990463257pt"/>
    </style:style>
    <style:style style:name="T2" style:family="text">
      <style:text-properties style:font-name="Arial" fo:font-size="10pt" fo:language="en" fo:country="US" fo:font-style="normal" fo:font-weight="normal" style:language-asian="en" style:country-asian="US" style:font-name-complex="Arial" style:font-size-complex="5.69999980926514pt"/>
    </style:style>
    <style:style style:name="T3" style:family="text">
      <style:text-properties style:font-name="Arial" fo:font-size="10pt" fo:language="en" fo:country="US" fo:font-style="italic" fo:font-weight="normal" style:language-asian="en" style:country-asian="US" style:font-name-complex="Arial" style:font-size-complex="5.69999980926514pt" style:font-style-complex="italic"/>
    </style:style>
  </office:automatic-styles>
  <office:body>
    <office:spreadsheet>
      <table:table table:name="Sheet1" table:style-name="ta1" table:print-ranges="Sheet1.A1:Sheet1.B51">
        <table:table-column table:style-name="co1" table:default-cell-style-name="Default"/>
        <table:table-column table:style-name="co2" table:default-cell-style-name="ce13"/>
        <table:table-column table:style-name="co1" table:default-cell-style-name="ce17"/>
        <table:table-column table:style-name="co1" table:number-columns-repeated="9" table:default-cell-style-name="Default"/>
        <table:table-row table:style-name="ro1">
          <table:table-cell/>
          <table:table-cell table:style-name="ce2"/>
          <table:table-cell table:style-name="Default"/>
          <table:table-cell table:number-columns-repeated="9"/>
        </table:table-row>
        <table:table-row table:style-name="ro2">
          <table:table-cell/>
          <table:table-cell table:style-name="ce3" office:value-type="string">
            <text:p>Parte 1 – Cumprimento legal, disponibilização de documentos obrigatórios</text:p>
          </table:table-cell>
          <table:table-cell table:style-name="ce15" office:value-type="string">
            <text:p>Valor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>
            <text:p>Planejamento Orçamentário</text:p>
          </table:table-cell>
          <table:table-cell table:style-name="ce16" table:formula="of:=SUM([.C4:.C8])"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PPA - Plano Plurianual (do quadriênio em curso e do anterior) 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LDO - Lei de Diretrizes Orçamentárias e Anexos de Metas Fiscais e de Riscos Fiscais (do ano em curso e dos 3 anteriores) 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LOA - Lei Orçamentária Anual (do ano em curso e dos 3 anteriores) 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Programação Financeira (do trimestre em curso e <text:s/>dos 2 anos anteriores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Informações sobre audiências públicas ou atividades similares (orçamento participativo, consultas etc.)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Execução Orçamentária</text:p>
          </table:table-cell>
          <table:table-cell table:style-name="ce16" table:formula="of:=SUM([.C10:.C19])"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>
            <text:p><text:span text:style-name="T1">Boletins de caixa (últimos </text:span><text:span text:style-name="T2">36 meses)</text:span>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Relação de pagamentos efetuados - com nome do beneficiado, valor, item adquirido ou contratado, modalidade licitatória utilizada (últimos 36 meses)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Balancete mensal da receita por categorias econômicas e por fontes (dos últimos 36 meses)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Balancete mensal da despesa por categorias econômicas e por elementos, por unidades orçamentárias (últimos 36 meses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RREO - Relatório Resumido da Execução Orçamentária (dos18 últimos bimestres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RGF – Relatório de Gestão Fiscal (dos últimos 9 quadrimestres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Demonstrativo do cumprimento do percentual mínimo de despesas com Saúde (dos últimos 6 semestres)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Demonstrativo do cumprimento do percentual mínimo de despesas com Ensino(dos últimos 18 bimestres)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Balanços anuais (Orçamentário, Financeiro e Patrimonial) e Demonstração das Variações Patrimoniais (dos <text:s/>últimos 3 anos)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Pareceres do Tribunal de Contas e decisão do Legislativo sobre eles (dos últimos 3 anos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Compras Públicas</text:p>
          </table:table-cell>
          <table:table-cell table:formula="of:=SUM([.C21:.C25])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Editais de licitação por modalidades tradicionais (concorrência, tomada de preço e carta-convite)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Editais de licitação através de pregão (presencial ou eletrônico)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Lista de aquisições por compra direta – com nome do beneficiado, valor, item adquirido ou contratado</text:p>
          </table:table-cell>
          <table:table-cell office:value-type="float" office:value="4">
            <text:p>4</text:p>
          </table:table-cell>
          <table:table-cell table:number-columns-repeated="8"/>
          <table:table-cell>
            <draw:frame table:end-cell-address="Sheet1.Q37" table:end-x="0.673cm" table:end-y="0.437cm" draw:z-index="1" draw:style-name="gr1" svg:width="11.934cm" svg:height="8.438cm" svg:x="0.03cm" svg:y="0.244cm">
              <draw:object draw:notify-on-update-of-ranges="Sheet1.F44:Sheet1.F44 Sheet1.F43:Sheet1.F43 Sheet1.G44:Sheet1.G44 Sheet1.G43:Sheet1.G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style-name="ce5" office:value-type="string">
            <text:p>Extrato de contratos adjudicado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Informações sobre alterações contratuai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10"/>
        </table:table-row>
        <table:table-row table:style-name="ro1">
          <table:table-cell/>
          <table:table-cell table:style-name="ce10" office:value-type="string">
            <text:p>Parte 2 – Diretrizes de usabilidade e aspectos operacionais</text:p>
          </table:table-cell>
          <table:table-cell table:number-columns-repeated="10"/>
        </table:table-row>
        <table:table-row table:style-name="ro1">
          <table:table-cell/>
          <table:table-cell table:style-name="ce11" office:value-type="string">
            <text:p>Usabilidade</text:p>
          </table:table-cell>
          <table:table-cell table:formula="of:=SUM(['file:///home/fmatelli/Dropbox/1%20-%20Pessoal/1%20-%20Faculdade/TCC/Tabela%20de%20pontua%C3%A7%C3%A3o.ods'#$Sheet1.G29:.G49])" office:value-type="float" office:value="40">
            <text:p>40</text:p>
          </table:table-cell>
          <table:table-cell table:number-columns-repeated="5"/>
          <table:table-cell office:value-type="string">
            <text:p>mas preparar esse miojo tem um segredo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>
            <text:p>Possuir um portal dedicado exclusivamente a transparência?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istência de uniformidade/padrão de apresentação e formatos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ce14" office:value-type="string">
            <text:p>A estrutura de links é bonita(<text:span text:style-name="T3">pretty</text:span> <text:span text:style-name="T3">permalink</text:span>)? (o endereço URL deve ser uma frase que descreva a página, a data, a categoria, que o usuário saiba do que se trata sem necessitar visitar o site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4">
          <table:table-cell/>
          <table:table-cell table:style-name="ce14" office:value-type="string">
            <text:p>O site fornece a localização do usuário em um conjunto de páginas (<text:span text:style-name="T3">breadcumb</text:span>)? Exemplo: Você está em: Página inicial &gt; Downloads 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Todos botões de navegação funcionam adequadamente (inexistência de link quebrado/duplicado)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>
            <text:p>Todos botões de navegação abrem o conteúdo na mesma página de navegação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>
            <text:p>Os links que abrem páginas externas avisam o usuário antes deste clicar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Há um campo de busca no site, em todas as páginas? Incluindo a página de erro 404 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 resultado da busca é claro e de fácil acesso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odos os formulário funcionam adequadamente?</text:p>
          </table:table-cell>
          <table:table-cell office:value-type="float" office:value="1">
            <text:p>1</text:p>
          </table:table-cell>
          <table:table-cell table:number-columns-repeated="8"/>
          <table:table-cell>
            <draw:frame table:end-cell-address="Sheet1.S52" table:end-x="0.92cm" table:end-y="0.407cm" draw:z-index="0" draw:style-name="gr1" svg:width="16.697cm" svg:height="7.124cm" svg:x="0.03cm" svg:y="0.358cm">
              <draw:object draw:notify-on-update-of-ranges="Sheet1.E40:Sheet1.E40 Sheet1.E39:Sheet1.E39 Sheet1.F40:Sheet1.F40 Sheet1.F39:Sheet1.F39 Sheet1.G40:Sheet1.G40 Sheet1.G39:Sheet1.G39 Sheet1.H40:Sheet1.H40 Sheet1.H39:Sheet1.H39 Sheet1.I40:Sheet1.I40 Sheet1.I39:Sheet1.I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Existe o Mapa do Site? 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té 3 cliques para chegar a informação?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Planejamento Orçamentário</text:p>
          </table:table-cell>
          <table:table-cell table:style-name="ce12" office:value-type="string">
            <text:p>Execução Orçamentária</text:p>
          </table:table-cell>
          <table:table-cell table:style-name="ce12" office:value-type="string">
            <text:p>Compras Públicas</text:p>
          </table:table-cell>
          <table:table-cell table:style-name="ce12" office:value-type="string">
            <text:p>Usabilidade</text:p>
          </table:table-cell>
          <table:table-cell table:style-name="ce12" office:value-type="string">
            <text:p>Recursos para interação com o usuá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visa quando precisar abrir uma pop-up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Os links de arquivos para download apresentam a extensão a qual são disponibilizados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s documentos disponibilizados permitem que seu conteúdo seja copiado?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E39:.G39])" office:value-type="float" office:value="39">
            <text:p>39</text:p>
          </table:table-cell>
          <table:table-cell table:formula="of:=SUM([.H39:.I39])"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>
            <text:p>Sobre a redação dos textos, a leitura das palavras e frases está sendo compreendida? Os parágrafos estão com um tamanho razoável?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8" office:value-type="string">
            <text:p>Parte 1 - Cumprimento legal, disponibilização de documentos TOMWeb</text:p>
          </table:table-cell>
          <table:table-cell table:style-name="ce19" office:value-type="string">
            <text:p>Parte 2 - Diretrizes de usabilidade, acessibilidade e recursos adicionai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á indicação de responsáveis por atos administrativos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 site possui opções para redimensionamento do texto? 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 página de erro (404) é clara e possui um link para página inicial?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 botão retroceder (back/voltar) do navegador funciona em todas as páginas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O site funciona da mesma maneira em qualquer navegador? (recomenda-se testar em dois ou mais.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1" office:value-type="string">
            <text:p>Recursos para interação com o usuário</text:p>
          </table:table-cell>
          <table:table-cell table:formula="of:=SUM([.C51:.C57])"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istem uma página para contato e feedback?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iste informação sobre prazo de atendimento?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istem indicadores de satisfação?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iste tecnologia para o aviso de atualizações por email ou feed de postagens?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Existe iniciativas voltadas para educação orçamentária, como textos explicatívos ou vídeos?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O site possui uma página de ajuda, FAQ ou com dicas de navegação? 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E52:.G52])" office:value-type="float" office:value="0">
            <text:p>0</text:p>
          </table:table-cell>
          <table:table-cell table:formula="of:=SUM([.H52:.I52])" office:value-type="float" office:value="0">
            <text:p>0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Existência de formas de contato das instituições e pessoas envolvidas, email, telefone, endereço?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Parte 1 - Cumprimento legal, disponibilização de documentos TOMWeb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fmatelli/Dropbox/1%20-%20Pessoal/1%20-%20Faculdade/TCC/Tabela%20de%20pontua%C3%A7%C3%A3o.ods'#Sheet1" table:print="false" table:style-name="ta_extref">
        <table:table-source xlink:href="../Tabela%20de%20pontua%C3%A7%C3%A3o.ods" table:table-name="Sheet1" table:filter-name="calc8" table:mode="copy-results-only"/>
        <table:table-row table:number-rows-repeated="28">
          <table:table-cell table:number-columns-repeated="7"/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01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12-09T00:22:37</meta:creation-date>
    <dc:date>2011-01-20T01:54:30</dc:date>
    <dc:creator>Francisco Matelli</dc:creator>
    <meta:editing-duration>PT15H48M55S</meta:editing-duration>
    <meta:editing-cycles>23</meta:editing-cycles>
    <meta:generator>OpenOffice.org/3.2$Linux OpenOffice.org_project/320m12$Build-9483</meta:generator>
    <meta:printed-by>Francisco Matelli</meta:printed-by>
    <meta:print-date>2010-12-09T04:06:05</meta:print-date>
    <meta:document-statistic meta:table-count="3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20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98cm" svg:height="7.293cm" xlink:href=".." chart:class="chart:bar" chart:style-name="ch1">
        <chart:legend chart:legend-position="end" svg:x="12.514cm" svg:y="2.296cm" chart:style-name="ch2"/>
        <chart:plot-area chart:style-name="ch3" table:cell-range-address="Sheet1.E39:Sheet1.I40" chart:data-source-has-labels="row" svg:x="0.333cm" svg:y="0.145cm" svg:width="11.849cm" svg:height="6.8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9:Sheet1.E39" chart:label-cell-address="Sheet1.E40:Sheet1.E40" chart:class="chart:bar">
            <chart:data-point/>
          </chart:series>
          <chart:series chart:style-name="ch8" chart:values-cell-range-address="Sheet1.F39:Sheet1.F39" chart:label-cell-address="Sheet1.F40:Sheet1.F40" chart:class="chart:bar">
            <chart:data-point/>
          </chart:series>
          <chart:series chart:style-name="ch9" chart:values-cell-range-address="Sheet1.G39:Sheet1.G39" chart:label-cell-address="Sheet1.G40:Sheet1.G40" chart:class="chart:bar">
            <chart:data-point/>
          </chart:series>
          <chart:series chart:style-name="ch10" chart:values-cell-range-address="Sheet1.H39:Sheet1.H39" chart:label-cell-address="Sheet1.H40:Sheet1.H40" chart:class="chart:bar">
            <chart:data-point/>
          </chart:series>
          <chart:series chart:style-name="ch11" chart:values-cell-range-address="Sheet1.I39:Sheet1.I39" chart:label-cell-address="Sheet1.I40:Sheet1.I40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40:Sheet1.E40">Planejamento Orçamentário</text:p>
              </table:table-cell>
              <table:table-cell office:value-type="string">
                <text:p text:id="Sheet1.F40:Sheet1.F40">Execução Orçamentária</text:p>
              </table:table-cell>
              <table:table-cell office:value-type="string">
                <text:p text:id="Sheet1.G40:Sheet1.G40">Compras Públicas</text:p>
              </table:table-cell>
              <table:table-cell office:value-type="string">
                <text:p text:id="Sheet1.H40:Sheet1.H40">Usabilidade</text:p>
              </table:table-cell>
              <table:table-cell office:value-type="string">
                <text:p text:id="Sheet1.I40:Sheet1.I40">Recursos para interação com o usuári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">
                <text:p text:id="Sheet1.E39:Sheet1.E39">12</text:p>
              </table:table-cell>
              <table:table-cell office:value-type="float" office:value="12">
                <text:p text:id="Sheet1.F39:Sheet1.F39">12</text:p>
              </table:table-cell>
              <table:table-cell office:value-type="float" office:value="15">
                <text:p text:id="Sheet1.G39:Sheet1.G39">15</text:p>
              </table:table-cell>
              <table:table-cell office:value-type="float" office:value="16">
                <text:p text:id="Sheet1.H39:Sheet1.H39">16</text:p>
              </table:table-cell>
              <table:table-cell office:value-type="float" office:value="0">
                <text:p text:id="Sheet1.I39:Sheet1.I39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35cm" svg:height="8.439cm" xlink:href=".." chart:class="chart:bar" chart:style-name="ch1">
        <chart:legend chart:legend-position="end" svg:x="6.701cm" svg:y="0.538cm" chart:style-name="ch2"/>
        <chart:plot-area chart:style-name="ch3" table:cell-range-address="Sheet1.F43:Sheet1.G44" chart:data-source-has-labels="row" svg:x="1.173cm" svg:y="0.323cm" svg:width="5.07cm" svg:height="7.92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3:Sheet1.F43" chart:label-cell-address="Sheet1.F44:Sheet1.F44" chart:class="chart:bar">
            <chart:data-point/>
          </chart:series>
          <chart:series chart:style-name="ch8" chart:values-cell-range-address="Sheet1.G43:Sheet1.G43" chart:label-cell-address="Sheet1.G44:Sheet1.G4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44:Sheet1.F44">Parte 1 - Cumprimento legal, disponibilização de documentos TOMWeb</text:p>
              </table:table-cell>
              <table:table-cell office:value-type="string">
                <text:p text:id="Sheet1.G44:Sheet1.G44">Parte 2 - Diretrizes de usabilidade, acessibilidade e recursos adicionai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9">
                <text:p text:id="Sheet1.F43:Sheet1.F43">39</text:p>
              </table:table-cell>
              <table:table-cell office:value-type="float" office:value="16">
                <text:p text:id="Sheet1.G43:Sheet1.G43"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